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paragraph-properties fo:margin-top="0cm" fo:margin-bottom="0.499cm"/>
    </style:style>
    <style:style style:name="P2" style:family="paragraph" style:parent-style-name="Text_20_body">
      <style:paragraph-properties fo:margin-top="0cm" fo:margin-bottom="0cm"/>
    </style:style>
    <style:style style:name="P3" style:family="paragraph" style:parent-style-name="Standard">
      <style:paragraph-properties fo:margin-top="0cm" fo:margin-bottom="0.499cm"/>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top"/></text:p>
      <text:section text:style-name="Sect1" text:name="wrap">
        <text:section text:style-name="Sect1" text:name="page-header">
          <text:h text:style-name="Heading_20_1" text:outline-level="1">Timelab miniCNC</text:h>
          <text:p text:style-name="Text_20_body">development board<text:line-break/><text:a xlink:type="simple" xlink:href="http://localhost/minicnc/">http://localhost/minicnc/</text:a></text:p>
          <text:h text:style-name="Heading_20_2" text:outline-level="2">Method invoking: tekst opwerpen naar de GUI</text:h>
          <text:p text:style-name="Text_20_body"><text:a xlink:type="simple" xlink:href="http://localhost/minicnc/viewtopic.php?f=101&amp;t=121">http://localhost/minicnc/viewtopic.php?f=101&amp;t=121</text:a></text:p>
        </text:section>
        <text:section text:style-name="Sect1" text:name="page-body">
          <text:p text:style-name="P3">Page <text:span text:style-name="Strong_20_Emphasis">1</text:span> of <text:span text:style-name="Strong_20_Emphasis">1</text:span></text:p>
          <text:h text:style-name="Heading_20_3" text:outline-level="3">Method invoking: tekst opwerpen naar de GUI</text:h>
          <text:p text:style-name="P2">Posted: <text:span text:style-name="Strong_20_Emphasis">29 Apr 2012, 20:19</text:span></text:p>
          <text:p text:style-name="P2">by <text:span text:style-name="Strong_20_Emphasis">geoffrey</text:span></text:p>
          <text:p text:style-name="Text_20_body">Een manier om een console toe te voegen aan de app is via methode invoking. In de GUI maak je een publieke methode aan die Strings aanvaard als argument en deze bij elke oproep toevoegt aan een tesktveld. Iets ala:</text:p>
          <text:p text:style-name="P1"><text:span text:style-name="Source_20_Text">public void print(String s) {<text:line-break/>   textfield.text += "\r\n"<text:line-break/>   tetfield.text += s;<text:line-break/>}</text:span></text:p>
          <text:p text:style-name="Text_20_body"><text:line-break/><text:line-break/>De klasse waarin je de tekst genereed (bv IO_SerialsComms) kan je dan via method invoking de methode uit de GUI oproepen.<text:line-break/>Eerst moet je een Method object aanmaken (je zet dit best als veld) en deze moet je dan toewijzen in de constructor van de IO_SerialsComms.<text:line-break/>Code:</text:p>
          <text:p text:style-name="P1"><text:span text:style-name="Source_20_Text">private Method m1 = null<text:line-break/><text:line-break/>public ClassConstructorExample() {<text:line-break/>   try {  <text:line-break/>            m1 = DataLayer.IO_SerialsComms.class.getMethod("incRxCounter", new Class[]{String.class});<text:line-break/>   } <text:line-break/>   catch (NoSuchMethodException | SecurityException noSuchMethodException) {<text:line-break/>   }<text:line-break/>}</text:span></text:p>
          <text:p text:style-name="Text_20_body"><text:line-break/><text:line-break/><text:line-break/>Op het moment dat je een gegenereerde tekst wil opwerpen kan je dan de methode (Java-delegate) aanspreken op deze manier:</text:p>
          <text:p text:style-name="P1"><text:span text:style-name="Source_20_Text">//delegate: SEND received value to SimpleWrite class<text:line-break/></text:span><text:soft-page-break/><text:span text:style-name="Source_20_Text">                    try {<text:line-break/>                        String consoleTXT = "weer te geven tekst";<text:line-break/>                        Object[] args = {consoleTXT};<text:line-break/><text:line-break/>                        //args1: the object invoking<text:line-break/>                        //args2: the method argumets as object array<text:line-break/>                        m1.invoke(null, args);<text:line-break/>                    }<text:line-break/>                    catch(IllegalAccessException | IllegalArgumentException | InvocationTargetException e) {<text:line-break/>                        //do nothing<text:line-break/>                    }</text:span></text:p>
          <text:p text:style-name="P2"><text:line-break/><text:line-break/>Dit laatste stukje code kan je mss eenvoudig afzonderen in een specifieke methode zodat je de code niet telkens moet herhalen als je iets wil weergeven.<text:line-break/><text:line-break/>LET OP: door bovenstaande code te gebruiken moet je de methode in de GUI statisch maken, de impliceert ook dat je elk veld dat je in deze methode gaat gebruiken ook statisch moet zijn, dus wss ook je tekstveld.</text:p>
          <text:p text:style-name="Horizontal_20_Line"/>
        </text:section>
        <text:section text:style-name="Sect1" text:name="page-footer">
          <text:p text:style-name="Standard">All times are UTC [ DST ]<text:line-break/>Page <text:span text:style-name="Strong_20_Emphasis">1</text:span> of <text:span text:style-name="Strong_20_Emphasis">1</text:span></text:p>
          <text:p text:style-name="Standard">Powered by phpBB® Forum Software © phpBB Group<text:line-break/>http://www.phpbb.com/</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2T15:58:55.91</meta:creation-date>
    <meta:document-statistic meta:table-count="0" meta:image-count="0" meta:object-count="0" meta:page-count="2" meta:paragraph-count="17" meta:word-count="303" meta:character-count="2225" meta:non-whitespace-character-count="1672"/>
    <dc:date>2012-05-22T15:59:23.54</dc:date>
    <meta:editing-duration>PT27S</meta:editing-duration>
    <meta:editing-cycles>1</meta:editing-cycles>
    <meta:generator>LibreOffice/3.4$Win32 LibreOffice_project/340m1$Build-402</meta:generator>
  </office:meta>
</office:document-meta>
</file>